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Liberation Sans1" fo:font-size="14pt" officeooo:paragraph-rsid="003cc937" style:font-size-asian="14pt" style:font-size-complex="14pt"/>
    </style:style>
    <style:style style:name="P3" style:family="paragraph" style:parent-style-name="Text_20_body">
      <style:paragraph-properties fo:line-height="150%"/>
      <style:text-properties style:font-name="Liberation Sans1" fo:font-size="14pt" style:font-size-asian="14pt" style:font-size-complex="14pt"/>
    </style:style>
    <style:style style:name="P4" style:family="paragraph" style:parent-style-name="Text_20_body">
      <style:paragraph-properties fo:line-height="150%"/>
      <style:text-properties style:font-name="Liberation Sans1" fo:font-size="14pt" officeooo:paragraph-rsid="0059bd1e" style:font-size-asian="14pt" style:font-size-complex="14pt"/>
    </style:style>
    <style:style style:name="P5" style:family="paragraph" style:parent-style-name="Text_20_body">
      <style:paragraph-properties fo:line-height="150%"/>
      <style:text-properties style:font-name="Liberation Sans1" fo:font-size="14pt" officeooo:rsid="0059bd1e" officeooo:paragraph-rsid="0059bd1e" style:font-size-asian="14pt" style:font-size-complex="14pt"/>
    </style:style>
    <style:style style:name="P6" style:family="paragraph" style:parent-style-name="Text_20_body">
      <style:paragraph-properties fo:line-height="150%"/>
      <style:text-properties style:font-name="Liberation Sans1" fo:font-size="14pt" fo:font-weight="normal" officeooo:rsid="0058f326" officeooo:paragraph-rsid="0059bd1e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Text_20_body" style:list-style-name="L1">
      <style:paragraph-properties fo:line-height="150%"/>
      <style:text-properties style:font-name="Liberation Sans1" fo:font-size="14pt" officeooo:rsid="0059f4c7" officeooo:paragraph-rsid="0059f4c7" style:font-size-asian="14pt" style:font-size-complex="14pt"/>
    </style:style>
    <style:style style:name="P8" style:family="paragraph" style:parent-style-name="Text_20_body" style:list-style-name="L1">
      <style:paragraph-properties fo:line-height="150%"/>
      <style:text-properties style:font-name="Liberation Sans1" fo:font-size="14pt" officeooo:rsid="0059f4c7" officeooo:paragraph-rsid="005bb767" style:font-size-asian="14pt" style:font-size-complex="14pt"/>
    </style:style>
    <style:style style:name="P9" style:family="paragraph" style:parent-style-name="Text_20_body">
      <style:paragraph-properties fo:line-height="150%"/>
      <style:text-properties style:font-name="Liberation Sans1" fo:font-size="14pt" officeooo:rsid="0059f4c7" officeooo:paragraph-rsid="005bb767" style:font-size-asian="14pt" style:font-size-complex="14pt"/>
    </style:style>
    <style:style style:name="P10" style:family="paragraph" style:parent-style-name="Text_20_body" style:list-style-name="L2">
      <style:paragraph-properties fo:line-height="150%"/>
      <style:text-properties style:font-name="Liberation Sans1" fo:font-size="14pt" officeooo:rsid="0059bd1e" officeooo:paragraph-rsid="0059f4c7" style:font-size-asian="14pt" style:font-size-complex="14pt"/>
    </style:style>
    <style:style style:name="P11" style:family="paragraph" style:parent-style-name="Text_20_body" style:list-style-name="L2">
      <style:paragraph-properties fo:line-height="150%"/>
      <style:text-properties style:font-name="Liberation Sans1" fo:font-size="14pt" officeooo:rsid="0059bd1e" officeooo:paragraph-rsid="005bb767" style:font-size-asian="14pt" style:font-size-complex="14pt"/>
    </style:style>
    <style:style style:name="P12" style:family="paragraph" style:parent-style-name="Text_20_body" style:list-style-name="L3">
      <style:paragraph-properties fo:line-height="150%"/>
      <style:text-properties style:font-name="Liberation Sans1" fo:font-size="14pt" officeooo:paragraph-rsid="0059bd1e" style:font-size-asian="14pt" style:font-size-complex="14pt"/>
    </style:style>
    <style:style style:name="P13" style:family="paragraph" style:parent-style-name="Text_20_body" style:list-style-name="L3">
      <style:paragraph-properties fo:line-height="150%"/>
      <style:text-properties style:font-name="Liberation Sans1" fo:font-size="14pt" officeooo:paragraph-rsid="005bb767" style:font-size-asian="14pt" style:font-size-complex="14pt"/>
    </style:style>
    <style:style style:name="P14" style:family="paragraph" style:parent-style-name="Text_20_body" style:list-style-name="L3">
      <style:paragraph-properties fo:line-height="150%"/>
      <style:text-properties style:font-name="Liberation Sans1" fo:font-size="14pt" officeooo:paragraph-rsid="005c78f7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Liberation Sans1" fo:font-size="14pt" officeooo:paragraph-rsid="005bb767" style:font-size-asian="14pt" style:font-size-complex="14pt"/>
    </style:style>
    <style:style style:name="P16" style:family="paragraph" style:parent-style-name="Text_20_body">
      <style:paragraph-properties fo:line-height="150%"/>
      <style:text-properties style:font-name="Liberation Sans1" fo:font-size="14pt" officeooo:rsid="005bb767" officeooo:paragraph-rsid="005bb767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Liberation Sans1" fo:font-size="14pt" fo:font-weight="bold" officeooo:rsid="004b0f41" officeooo:paragraph-rsid="0059bd1e" style:font-name-asian="Liberation Serif" style:font-size-asian="14pt" style:font-weight-asian="bold" style:font-name-complex="Liberation Serif" style:font-size-complex="14pt" style:font-weight-complex="bold"/>
    </style:style>
    <style:style style:name="P18" style:family="paragraph">
      <loext:graphic-properties draw:fill-color="#000000"/>
      <style:paragraph-properties fo:text-align="center"/>
    </style:style>
    <style:style style:name="T1" style:family="text">
      <style:text-properties officeooo:rsid="004f41f6"/>
    </style:style>
    <style:style style:name="T2" style:family="text">
      <style:text-properties style:text-position="super 58%"/>
    </style:style>
    <style:style style:name="T3" style:family="text">
      <style:text-properties officeooo:rsid="00333a5e"/>
    </style:style>
    <style:style style:name="T4" style:family="text">
      <style:text-properties officeooo:rsid="00409aac"/>
    </style:style>
    <style:style style:name="T5" style:family="text">
      <style:text-properties officeooo:rsid="001b36e9"/>
    </style:style>
    <style:style style:name="T6" style:family="text">
      <style:text-properties fo:font-weight="bold" style:font-name-asian="Liberation Serif" style:font-weight-asian="bold" style:font-name-complex="Liberation Serif" style:font-weight-complex="bold"/>
    </style:style>
    <style:style style:name="T7" style:family="text">
      <style:text-properties fo:font-weight="bold" officeooo:rsid="004b0f41" style:font-name-asian="Liberation Serif" style:font-weight-asian="bold" style:font-name-complex="Liberation Serif" style:font-weight-complex="bold"/>
    </style:style>
    <style:style style:name="T8" style:family="text">
      <style:text-properties fo:font-weight="bold" officeooo:rsid="0059bd1e" style:font-name-asian="Liberation Serif" style:font-weight-asian="bold" style:font-name-complex="Liberation Serif" style:font-weight-complex="bold"/>
    </style:style>
    <style:style style:name="T9" style:family="text">
      <style:text-properties fo:font-weight="bold" officeooo:rsid="005bb767" style:font-name-asian="Liberation Serif" style:font-weight-asian="bold" style:font-name-complex="Liberation Serif" style:font-weight-complex="bold"/>
    </style:style>
    <style:style style:name="T10" style:family="text">
      <style:text-properties fo:font-weight="normal" style:font-name-asian="Liberation Serif" style:font-weight-asian="normal" style:font-name-complex="Liberation Serif" style:font-weight-complex="normal"/>
    </style:style>
    <style:style style:name="T11" style:family="text">
      <style:text-properties fo:font-weight="normal" officeooo:rsid="0059bd1e" style:font-name-asian="Liberation Serif" style:font-weight-asian="normal" style:font-name-complex="Liberation Serif" style:font-weight-complex="normal"/>
    </style:style>
    <style:style style:name="T12" style:family="text">
      <style:text-properties fo:font-weight="normal" officeooo:rsid="004b0f41" style:font-name-asian="Liberation Serif" style:font-weight-asian="normal" style:font-name-complex="Liberation Serif" style:font-weight-complex="normal"/>
    </style:style>
    <style:style style:name="T13" style:family="text">
      <style:text-properties fo:font-weight="normal" officeooo:rsid="0059f4c7" style:font-name-asian="Liberation Serif" style:font-weight-asian="normal" style:font-name-complex="Liberation Serif" style:font-weight-complex="normal"/>
    </style:style>
    <style:style style:name="T14" style:family="text">
      <style:text-properties fo:font-weight="normal" officeooo:rsid="005bb767" style:font-name-asian="Liberation Serif" style:font-weight-asian="normal" style:font-name-complex="Liberation Serif" style:font-weight-complex="normal"/>
    </style:style>
    <style:style style:name="T15" style:family="text">
      <style:text-properties fo:font-weight="normal" officeooo:rsid="005c78f7" style:font-name-asian="Liberation Serif" style:font-weight-asian="normal" style:font-name-complex="Liberation Serif" style:font-weight-complex="normal"/>
    </style:style>
    <style:style style:name="T16" style:family="text">
      <style:text-properties fo:font-weight="normal" officeooo:rsid="005f8957" style:font-name-asian="Liberation Serif" style:font-weight-asian="normal" style:font-name-complex="Liberation Serif" style:font-weight-complex="normal"/>
    </style:style>
    <style:style style:name="T17" style:family="text">
      <style:text-properties style:font-name="Liberation Sans1" fo:font-size="14pt" style:font-size-asian="14pt" style:font-size-complex="14pt"/>
    </style:style>
    <style:style style:name="T18" style:family="text">
      <style:text-properties style:font-name="Liberation Sans1" fo:font-size="14pt" officeooo:rsid="0059f4c7" style:font-size-asian="14pt" style:font-size-complex="14pt"/>
    </style:style>
    <style:style style:name="T19" style:family="text">
      <style:text-properties style:font-name="Liberation Sans1" fo:font-size="14pt" officeooo:rsid="0059bd1e" style:font-size-asian="14pt" style:font-size-complex="14pt"/>
    </style:style>
    <style:style style:name="T20" style:family="text">
      <style:text-properties style:font-name="Liberation Sans" fo:font-weight="normal" officeooo:rsid="0059bd1e" style:font-name-asian="Liberation Serif" style:font-weight-asian="normal" style:font-name-complex="Liberation Serif" style:font-weight-complex="normal"/>
    </style:style>
    <style:style style:name="T21" style:family="text">
      <style:text-properties style:font-name="Liberation Sans" fo:font-weight="normal" officeooo:rsid="005c78f7" style:font-name-asian="Liberation Serif" style:font-weight-asian="normal" style:font-name-complex="Liberation Serif" style:font-weight-complex="normal"/>
    </style:style>
    <style:style style:name="T22" style:family="text">
      <style:text-properties officeooo:rsid="005bb76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svg:stroke-color="#000000" draw:marker-start-width="0.1701in" draw:marker-end-width="0.1701in" draw:fill-color="#000000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 : <text:s text:c="55"/>Prénom :</text:p>
      <text:p text:style-name="P2"><draw:line text:anchor-type="paragraph" draw:z-index="0" draw:name="Horizontal line 2" draw:style-name="gr1" draw:text-style-name="P18" svg:x1="-0.0173in" svg:y1="1.5882in" svg:x2="6.6701in" svg:y2="1.5882in"><text:p/></draw:line></text:p>
      <text:p text:style-name="P2"/>
      <text:p text:style-name="P2"/>
      <text:p text:style-name="P6"/>
      <text:p text:style-name="P4"><draw:line text:anchor-type="paragraph" draw:z-index="4" draw:name="Horizontal line 1" draw:style-name="gr1" draw:text-style-name="P18" svg:x1="-0.0173in" svg:y1="-1.8244in" svg:x2="6.6701in" svg:y2="-1.8244in"><text:p/></draw:line><text:span text:style-name="T7">Exercice </text:span><text:span text:style-name="T8">1</text:span><text:span text:style-name="T12"> (2,</text:span><text:span text:style-name="T14">5</text:span><text:span text:style-name="T12"> pts) : </text:span><text:span text:style-name="T11">Calculer les produits suivants</text:span></text:p>
      <text:list xml:id="list1082247169" text:style-name="L1">
        <text:list-item>
          <text:p text:style-name="P7"><text:span text:style-name="T10"><text:s/>3</text:span><text:span text:style-name="T11"> × (-</text:span><text:span text:style-name="T10">2</text:span><text:span text:style-name="T11">) = ________________________________________________</text:span></text:p>
        </text:list-item>
        <text:list-item>
          <text:p text:style-name="P7"><text:span text:style-name="T11"><text:s/></text:span><text:span text:style-name="T10">(-3)</text:span><text:span text:style-name="T11"> × (-</text:span><text:span text:style-name="T10">2</text:span><text:span text:style-name="T11">) = _______________________________________________</text:span></text:p>
        </text:list-item>
        <text:list-item>
          <text:p text:style-name="P7"><text:span text:style-name="T11"><text:s/></text:span><text:span text:style-name="T10">7</text:span><text:span text:style-name="T11"> × (-</text:span><text:span text:style-name="T10">7</text:span><text:span text:style-name="T11">) = ________________________________________________</text:span></text:p>
        </text:list-item>
        <text:list-item>
          <text:p text:style-name="P8"><text:span text:style-name="T11"><text:s/></text:span><text:span text:style-name="T14">2,5 </text:span><text:span text:style-name="T11">× </text:span><text:span text:style-name="T14">(-</text:span><text:span text:style-name="T10">6</text:span><text:span text:style-name="T14">)</text:span><text:span text:style-name="T11"> × </text:span><text:span text:style-name="T14">4 </text:span><text:span text:style-name="T11">× (-</text:span><text:span text:style-name="T14">0,</text:span><text:span text:style-name="T10">8</text:span><text:span text:style-name="T11">) = _____________________________________</text:span></text:p>
          <text:p text:style-name="P8"><text:span text:style-name="T11">_________________________________________________________</text:span></text:p>
        </text:list-item>
        <text:list-item>
          <text:p text:style-name="P8"><text:span text:style-name="T11"><text:s/></text:span><text:span text:style-name="T14">2 </text:span><text:span text:style-name="T11">× </text:span><text:span text:style-name="T14">3 </text:span><text:span text:style-name="T11">× </text:span><text:span text:style-name="T14">0,32 </text:span><text:span text:style-name="T11">× </text:span><text:span text:style-name="T14">5 </text:span><text:span text:style-name="T11">× </text:span><text:span text:style-name="T14">100 = </text:span><text:span text:style-name="T11">_____________________________________</text:span></text:p>
          <text:p text:style-name="P8"><text:span text:style-name="T11">_________________________________________________________</text:span></text:p>
        </text:list-item>
      </text:list>
      <text:p text:style-name="P17"/>
      <text:p text:style-name="P5"><text:span text:style-name="T7">Exercice </text:span><text:span text:style-name="T6">2</text:span><text:span text:style-name="T12"> (2,</text:span><text:span text:style-name="T14">5</text:span><text:span text:style-name="T12"> pts) : </text:span><text:span text:style-name="T10">Calculer les quotients suivants</text:span></text:p>
      <text:list xml:id="list2362819172" text:style-name="L2">
        <text:list-item>
          <text:p text:style-name="P10"><text:span text:style-name="T13"><draw:frame draw:style-name="fr1" draw:name="Object3" text:anchor-type="as-char" svg:y="-0.2772in" svg:width="0.3862in" svg:height="0.4583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3">= __________________________________________________</text:span></text:p>
        </text:list-item>
        <text:list-item>
          <text:p text:style-name="P10"><text:span text:style-name="T13"><draw:frame draw:style-name="fr1" draw:name="Object1" text:anchor-type="as-char" svg:y="-0.2772in" svg:width="0.3835in" svg:height="0.4583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3">= __________________________________________________</text:span></text:p>
        </text:list-item>
        <text:list-item>
          <text:p text:style-name="P11"><text:span text:style-name="T13"><draw:frame draw:style-name="fr1" draw:name="Object2" text:anchor-type="as-char" svg:y="-0.2772in" svg:width="0.5492in" svg:height="0.4583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3">= _________________________________________________</text:span></text:p>
        </text:list-item>
        <text:list-item>
          <text:p text:style-name="P11"><text:span text:style-name="T13"><draw:frame draw:style-name="fr1" draw:name="Object4" text:anchor-type="as-char" svg:y="-0.2862in" svg:width="0.4992in" svg:height="0.4618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3">= _________________________________________________</text:span></text:p>
        </text:list-item>
        <text:list-item>
          <text:p text:style-name="P11"><text:span text:style-name="T13"><draw:frame draw:style-name="fr1" draw:name="Object5" text:anchor-type="as-char" svg:y="-0.2862in" svg:width="0.6063in" svg:height="0.4618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3">= ________________________________________________</text:span></text:p>
        </text:list-item>
      </text:list>
      <text:p text:style-name="P3"><text:soft-page-break/><text:span text:style-name="T7">E</text:span><text:span text:style-name="T6">xercice </text:span><text:span text:style-name="T8">3</text:span><text:span text:style-name="T10"> (2,</text:span><text:span text:style-name="T14">5</text:span><text:span text:style-name="T10"> pts) : </text:span><text:span text:style-name="T11">On sait que 3,7 × 6,89 = 25,493. Calculer</text:span></text:p>
      <text:list xml:id="list2653878067" text:style-name="L3">
        <text:list-item>
          <text:p text:style-name="P12"><text:span text:style-name="T11"><text:s/>3,7 </text:span><text:span text:style-name="T20">× (- </text:span><text:span text:style-name="T11">6,89) = ____________________________________________</text:span></text:p>
          <text:p text:style-name="P12"><text:span text:style-name="T11">_________________________________________________________</text:span></text:p>
        </text:list-item>
        <text:list-item>
          <text:p text:style-name="P13"><text:span text:style-name="T11"><text:s/>(- 3,7) </text:span><text:span text:style-name="T20">× </text:span><text:span text:style-name="T11">689 = ____________________________________________</text:span></text:p>
          <text:p text:style-name="P13"><text:span text:style-name="T11">_________________________________________________________</text:span></text:p>
        </text:list-item>
        <text:list-item>
          <text:p text:style-name="P13"><text:span text:style-name="T11"><text:s/>(- 3,7) </text:span><text:span text:style-name="T20">× (- </text:span><text:span text:style-name="T11">6,89) = __________________________________________</text:span></text:p>
          <text:p text:style-name="P13"><text:span text:style-name="T11">_________________________________________________________</text:span></text:p>
        </text:list-item>
        <text:list-item>
          <text:p text:style-name="P13"><text:span text:style-name="T11"><text:s/>(- 0,37) </text:span><text:span text:style-name="T20">× </text:span><text:span text:style-name="T11">6,89 = ___________________________________________</text:span></text:p>
          <text:p text:style-name="P13"><text:span text:style-name="T11">_________________________________________________________</text:span></text:p>
        </text:list-item>
        <text:list-item>
          <text:p text:style-name="P14"><text:span text:style-name="T11"><text:s/></text:span><text:span text:style-name="T15">(- 0,</text:span><text:span text:style-name="T11">689</text:span><text:span text:style-name="T15">)</text:span><text:span text:style-name="T11"> </text:span><text:span text:style-name="T20">× </text:span><text:span text:style-name="T21">(- 37)</text:span><text:span text:style-name="T11"> = _________________________________________</text:span></text:p>
          <text:p text:style-name="P14"><text:span text:style-name="T20">_________________________________________________________</text:span></text:p>
        </text:list-item>
      </text:list>
      <text:p text:style-name="P15"><text:span text:style-name="T7"/></text:p>
      <text:p text:style-name="P15"><text:span text:style-name="T7">E</text:span><text:span text:style-name="T6">xercice </text:span><text:span text:style-name="T9">4</text:span><text:span text:style-name="T10"> (</text:span><text:span text:style-name="T14">2,5</text:span><text:span text:style-name="T10"> pts) : </text:span><text:span text:style-name="T14">En plongée sous-marine, il est conseillé de remonter de 15 mètres par minutes à la surface de l’eau.</text:span></text:p>
      <text:p text:style-name="P16"><text:span text:style-name="T10">Combien de temps faudra-t-il à un plongeur qui est à -90 m pour remonter à la surface ?</text:span><text:span text:style-name="T13"> </text:span><text:span text:style-name="T16">Expliquer soigneusement son raisonnement.</text:span></text:p>
      <text:p text:style-name="P9"><text:span text:style-name="T11">_____________________________________________________________</text:span></text:p>
      <text:p text:style-name="P9"><text:span text:style-name="T11">_____________________________________________________________</text:span></text:p>
      <text:p text:style-name="P9"><text:span text:style-name="T11">_____________________________________________________________</text:span></text:p>
      <text:p text:style-name="P9"><text:span text:style-name="T11">_____________________________________________________________</text:span></text:p>
      <text:p text:style-name="P9"><text:span text:style-name="T11">_____________________________________________________________</text:span></text:p>
      <text:p text:style-name="P9"><text:span text:style-name="T11">________________________________________________________________________________________________________________________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date-style style:name="N131">
      <number:month number:calendar="jewish" number:style="long" number:textual="true"/>
      <number:text> </number:text>
      <number:year number:calendar="jewish" number:style="long"/>
    </number:date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date-style style:name="N11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date-style style:name="N112">
      <number:day number:calendar="jewish"/>
      <number:text> </number:text>
      <number:month number:calendar="jewish" number:style="long" number:textual="true"/>
    </number:date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date-style style:name="N10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4f41f6"/>
    </style:style>
    <style:style style:name="MT2" style:family="text">
      <style:text-properties style:text-position="super 58%"/>
    </style:style>
    <style:style style:name="MT3" style:family="text">
      <style:text-properties officeooo:rsid="00333a5e"/>
    </style:style>
    <style:style style:name="MT4" style:family="text">
      <style:text-properties officeooo:rsid="005bb767"/>
    </style:style>
    <style:style style:name="MT5" style:family="text">
      <style:text-properties officeooo:rsid="00409aac"/>
    </style:style>
    <style:style style:name="MT6" style:family="text">
      <style:text-properties officeooo:rsid="001b36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Évaluation </text:span><text:span text:style-name="MT4">(30 min)</text:span><text:tab/><text:span text:style-name="MT4">17</text:span><text:span text:style-name="MT3">/</text:span><text:span text:style-name="MT5">10</text:span><text:span text:style-name="MT3">/</text:span><text:span text:style-name="MT6">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2T16:53:17.047970877</dc:date>
    <meta:editing-duration>PT11H7M21S</meta:editing-duration>
    <meta:editing-cycles>46</meta:editing-cycles>
    <meta:generator>LibreOffice/7.3.7.2$Linux_X86_64 LibreOffice_project/30$Build-2</meta:generator>
    <meta:document-statistic meta:table-count="0" meta:image-count="0" meta:object-count="5" meta:page-count="2" meta:paragraph-count="35" meta:word-count="191" meta:character-count="2274" meta:non-whitespace-character-count="2068"/>
  </office:meta>
</office:document-meta>
</file>

<file path=Object 1/content.xml><?xml version="1.0" encoding="utf-8"?>
<math xmlns="http://www.w3.org/1998/Math/MathML" display="block">
  <semantics>
    <mfrac>
      <mn>42</mn>
      <mrow>
        <mo stretchy="false">−</mo>
        <mn>7</mn>
      </mrow>
    </mfrac>
    <annotation encoding="StarMath 5.0">{42} over {- 7}</annotation>
  </semantics>
</math>
</file>

<file path=Object 2/content.xml><?xml version="1.0" encoding="utf-8"?>
<math xmlns="http://www.w3.org/1998/Math/MathML" display="block">
  <semantics>
    <mfrac>
      <mrow>
        <mo stretchy="false">−</mo>
        <mn>4,2</mn>
      </mrow>
      <mrow>
        <mo stretchy="false">−</mo>
        <mn>7</mn>
      </mrow>
    </mfrac>
    <annotation encoding="StarMath 5.0">{- 4,2} over {- 7} </annotation>
  </semantics>
</math>
</file>

<file path=Object 3/content.xml><?xml version="1.0" encoding="utf-8"?>
<math xmlns="http://www.w3.org/1998/Math/MathML" display="block">
  <semantics>
    <mfrac>
      <mrow>
        <mo stretchy="false">−</mo>
        <mn>8</mn>
      </mrow>
      <mn>2</mn>
    </mfrac>
    <annotation encoding="StarMath 5.0">{-8} over {2} </annotation>
  </semantics>
</math>
</file>

<file path=Object 4/content.xml><?xml version="1.0" encoding="utf-8"?>
<math xmlns="http://www.w3.org/1998/Math/MathML" display="block">
  <semantics>
    <mfrac>
      <mrow>
        <mo stretchy="false">−</mo>
        <mn>56</mn>
      </mrow>
      <mn>8</mn>
    </mfrac>
    <annotation encoding="StarMath 5.0">{- 56} over {8}</annotation>
  </semantics>
</math>
</file>

<file path=Object 5/content.xml><?xml version="1.0" encoding="utf-8"?>
<math xmlns="http://www.w3.org/1998/Math/MathML" display="block">
  <semantics>
    <mfrac>
      <mrow>
        <mo stretchy="false">−</mo>
        <mn>125</mn>
      </mrow>
      <mrow>
        <mo stretchy="false">−</mo>
        <mn>5</mn>
      </mrow>
    </mfrac>
    <annotation encoding="StarMath 5.0">{- 125} over {- 5}</annotation>
  </semantics>
</math>
</file>